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C000000BD0B3CD52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 Copy 1" text:anchor-type="char" svg:x="0.778cm" svg:y="0.053cm" svg:width="14.903cm" svg:height="11.176cm" draw:z-index="0"><draw:image xlink:href="Pictures/1000000000000FC000000BD0B3CD529C.jpg" xlink:type="simple" xlink:show="embed" xlink:actuate="onLoad" draw:mime-type="image/jpeg"/></draw:frame><draw:frame draw:style-name="fr1" draw:name="Image1 Copy 1 Copy 1" text:anchor-type="char" svg:x="0.871cm" svg:y="11.942cm" svg:width="14.903cm" svg:height="11.176cm" draw:z-index="1"><draw:image xlink:href="Pictures/1000000000000FC000000BD0B3CD529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2:25:05.167328881</meta:creation-date>
    <dc:date>2024-08-08T22:28:27.738372606</dc:date>
    <meta:editing-duration>PT4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7.2$Linux_X86_64 LibreOffice_project/60$Build-2</meta:generator>
  </office:meta>
</office:document-meta>
</file>